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T1" style:family="text">
      <style:text-properties fo:font-weight="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Adrian Mackenzie<text:line-break/></text:span>Programming probability: data on what happens</text:h>
      <text:p text:style-name="Standard">Along with an investment in intricate machinery, artificiality, automation and calculation, contemporary power formations inherit probability from the Baroque. As Ian Hacking writes, ‘there was no concept of probability until about 1660’ (Hacking, 1975). Probability as a numbered relation to what happens is a Baroque invention. Whether in insurance risk calculation, population or infection modelling, high-frequency trades, management of fish stocks, forensic evidence, estimates of genetic susceptibility or email spam filtering (and this list could be much more extended), many contemporary forms of power think with probability-based calculation. It would be plausible to argue that we are actually experiencing an intensified relation to probability in many settings. Computations of probability are being automated and distributed into many different data-driven processes ranging from mundane to supra-mundane. The social sciences are no exception to this since most forms of calculation and modelling used in social sciences depend on probability. But if it is possible and desirable to work empirically on probabilistic processes and their shaping of events, where would we turn? The case study in this paper is a statistical programming language called R, a programming language strongly associated with ‘big data’ and ‘data is beautiful’ talk. R is used widely across social and natural sciences, and in many domains of government, commerce and industry. The analysis of R code and its formalisms supports a heightened awareness of the heterogeneous artefactuality of probability. In R, it is possible to follow a faultline that has run through the calculations of probability since its 17th century inception. Along this faultline, probability wavers between generating numbers that index something happening in the world and numbers that index our belief about the world. While philosophical accounts have often been passionately divided over subjective and objective renderings of probability, the interplay between event and belief in probability is much more fluid and labile in the idiomatic practices of R programming. Programming probability is an exercise in negotiating intensive and extensive quantities. Architecturally baroque, the folds of computation of probability are both vertiginously difficult to follow and yet practically accessible as computer code. In tracking how the programming of probability plies and drapes data in diverse ways ranging from flat tables to visually overwhelming intricacy, can we intensify our sense of what happ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Text_20_body" style:default-outline-level="2" style:class="text">
      <style:paragraph-properties fo:margin-top="0.423cm" fo:margin-bottom="0.212cm" fo:keep-together="always" fo:keep-with-next="always"/>
      <style:text-properties style:font-name="Calibri" fo:font-size="13pt" fo:font-weight="bold" style:font-name-asian="Times New Roman1" style:font-size-asian="13pt" style:font-weight-asian="bold" style:font-name-complex="F" style:font-size-complex="13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1:54:59</meta:creation-date>
    <dc:date>2012-06-27T11:55:22</dc:date>
    <meta:editing-duration>P0D</meta:editing-duration>
    <meta:editing-cycles>1</meta:editing-cycles>
    <meta:document-statistic meta:table-count="0" meta:image-count="0" meta:object-count="0" meta:page-count="1" meta:paragraph-count="2" meta:word-count="383" meta:character-count="2637" meta:non-whitespace-character-count="2256"/>
    <meta:generator>LibreOffice/3.5$Linux_x86 LibreOffice_project/350m1$Build-2</meta:generator>
  </office:meta>
</office:document-meta>
</file>